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name="TableColumn5" style:family="table-column">
      <style:table-column-properties style:column-width="1.5729in"/>
    </style:style>
    <style:style style:name="TableColumn6" style:family="table-column">
      <style:table-column-properties style:column-width="1.5798in"/>
    </style:style>
    <style:style style:name="TableColumn7" style:family="table-column">
      <style:table-column-properties style:column-width="1.5743in"/>
    </style:style>
    <style:style style:name="TableColumn8" style:family="table-column">
      <style:table-column-properties style:column-width="1.5694in"/>
    </style:style>
    <style:style style:name="Table4" style:family="table">
      <style:table-properties style:width="6.296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ny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ny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text-align="center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text-align="center" fo:margin-bottom="0in" fo:line-height="100%"/>
    </style:style>
    <style:style style:name="P27" style:parent-style-name="Normalny" style:family="paragraph">
      <style:paragraph-properties fo:text-align="center"/>
    </style:style>
    <style:style style:name="P28" style:parent-style-name="Normalny" style:family="paragraph">
      <style:paragraph-properties fo:text-align="center"/>
    </style:style>
    <style:style style:name="P29" style:parent-style-name="Normalny" style:family="paragraph">
      <style:paragraph-properties fo:text-align="center"/>
    </style:style>
    <style:style style:name="P30" style:parent-style-name="Normalny" style:family="paragraph">
      <style:paragraph-properties fo:text-align="center"/>
    </style:style>
    <style:style style:name="P31" style:parent-style-name="Normalny" style:family="paragraph">
      <style:paragraph-properties fo:text-align="center"/>
    </style:style>
    <style:style style:name="P32" style:parent-style-name="Normalny" style:family="paragraph">
      <style:paragraph-properties fo:text-align="center"/>
    </style:style>
    <style:style style:name="P33" style:parent-style-name="Normalny" style:family="paragraph">
      <style:paragraph-properties fo:text-align="center"/>
    </style:style>
    <style:style style:name="P34" style:parent-style-name="Normalny" style:family="paragraph">
      <style:paragraph-properties fo:text-align="center"/>
    </style:style>
    <style:style style:name="P35" style:parent-style-name="Normalny" style:family="paragraph">
      <style:paragraph-properties fo:text-align="center"/>
    </style:style>
    <style:style style:name="P36" style:parent-style-name="Normalny" style:family="paragraph">
      <style:paragraph-properties fo:text-align="center"/>
    </style:style>
    <style:style style:name="P37" style:parent-style-name="Normalny" style:family="paragraph">
      <style:paragraph-properties fo:text-align="center"/>
    </style:style>
    <style:style style:name="P38" style:parent-style-name="Normalny" style:family="paragraph">
      <style:paragraph-properties fo:text-align="center"/>
    </style:style>
    <style:style style:name="P39" style:parent-style-name="Normalny" style:family="paragraph">
      <style:paragraph-properties fo:text-align="center"/>
    </style:style>
    <style:style style:name="P40" style:parent-style-name="Normalny" style:family="paragraph">
      <style:paragraph-properties fo:text-align="center"/>
    </style:style>
    <style:style style:name="P41" style:parent-style-name="Normalny" style:family="paragraph">
      <style:paragraph-properties fo:text-align="center"/>
    </style:style>
    <style:style style:name="P42" style:parent-style-name="Normalny" style:family="paragraph">
      <style:paragraph-properties fo:text-align="center"/>
    </style:style>
    <style:style style:name="P43" style:parent-style-name="Normalny" style:family="paragraph">
      <style:paragraph-properties fo:text-align="center"/>
    </style:style>
    <style:style style:name="P44" style:parent-style-name="Normalny" style:family="paragraph">
      <style:paragraph-properties fo:text-align="center"/>
    </style:style>
    <style:style style:name="P45" style:parent-style-name="Normalny" style:family="paragraph">
      <style:paragraph-properties fo:text-align="center"/>
    </style:style>
    <style:style style:name="P46" style:parent-style-name="Normalny" style:family="paragraph">
      <style:paragraph-properties fo:text-align="center"/>
    </style:style>
    <style:style style:name="P47" style:parent-style-name="Normalny" style:family="paragraph">
      <style:paragraph-properties fo:text-align="center"/>
    </style:style>
    <style:style style:name="P48" style:parent-style-name="Normalny" style:family="paragraph">
      <style:paragraph-properties fo:text-align="center"/>
    </style:style>
    <style:style style:name="P49" style:parent-style-name="Normalny" style:family="paragraph">
      <style:paragraph-properties fo:text-align="center"/>
    </style:style>
    <style:style style:name="P5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1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5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56" style:parent-style-name="Spistreści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P57" style:parent-style-name="Spistreści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P58" style:parent-style-name="Spistreści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P59" style:parent-style-name="Spistreści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P60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61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62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63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64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65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66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67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68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69" style:parent-style-name="Normalny" style:family="paragraph">
      <style:paragraph-properties fo:text-align="center"/>
    </style:style>
    <style:style style:name="P70" style:parent-style-name="Nagłówek1" style:list-style-name="LFO2" style:family="paragraph">
      <style:text-properties fo:font-size="18pt" style:font-size-asian="18pt" style:font-size-complex="18pt"/>
    </style:style>
    <style:style style:name="P71" style:parent-style-name="Nagłówek1" style:list-style-name="LFO2" style:family="paragraph">
      <style:text-properties fo:font-size="18pt" style:font-size-asian="18pt" style:font-size-complex="18pt"/>
    </style:style>
    <style:style style:name="P72" style:parent-style-name="Nagłówek1" style:list-style-name="LFO2" style:family="paragraph">
      <style:text-properties fo:font-size="18pt" style:font-size-asian="18pt" style:font-size-complex="18pt"/>
    </style:style>
    <style:style style:name="P73" style:parent-style-name="Nagłówek1" style:list-style-name="LFO2" style:family="paragraph">
      <style:text-properties fo:font-size="18pt" style:font-size-asian="18pt" style:font-size-complex="18pt"/>
    </style:style>
    <style:style style:name="P74" style:parent-style-name="Nagłówek1" style:list-style-name="LFO2" style:family="paragraph">
      <style:text-properties fo:font-size="18pt" style:font-size-asian="18pt" style:font-size-complex="18pt"/>
    </style:style>
    <style:style style:name="P75" style:parent-style-name="Nagłówek2" style:list-style-name="LFO2" style:family="paragraph">
      <style:text-properties fo:font-size="14pt" style:font-size-asian="14pt" style:font-size-complex="14pt"/>
    </style:style>
    <style:style style:name="P76" style:parent-style-name="Nagłówek3" style:list-style-name="LFO2" style:family="paragraph"/>
    <style:style style:name="T77" style:parent-style-name="Domyślnaczcionkaakapitu" style:family="text">
      <style:text-properties fo:font-size="12pt" style:font-size-asian="12pt" style:font-size-complex="12pt"/>
    </style:style>
    <style:style style:name="P78" style:parent-style-name="Nagłówek3" style:list-style-name="LFO2" style:family="paragraph"/>
    <style:style style:name="P79" style:parent-style-name="Nagłówek3" style:list-style-name="LFO2" style:family="paragraph"/>
    <style:style style:name="P80" style:parent-style-name="Nagłówek3" style:list-style-name="LFO2" style:family="paragraph"/>
    <style:style style:name="P81" style:parent-style-name="Nagłówek2" style:list-style-name="LFO2" style:family="paragraph">
      <style:text-properties fo:font-size="14pt" style:font-size-asian="14pt" style:font-size-complex="14pt"/>
    </style:style>
    <style:style style:name="P82" style:parent-style-name="Nagłówek2" style:list-style-name="LFO2" style:family="paragraph">
      <style:text-properties fo:font-size="14pt" style:font-size-asian="14pt" style:font-size-complex="14pt"/>
    </style:style>
    <style:style style:name="P83" style:parent-style-name="Nagłówek2" style:list-style-name="LFO2" style:family="paragraph">
      <style:text-properties fo:font-size="14pt" style:font-size-asian="14pt" style:font-size-complex="14pt"/>
    </style:style>
    <style:style style:name="P84" style:parent-style-name="Nagłówek2" style:list-style-name="LFO2" style:family="paragraph">
      <style:text-properties fo:font-size="14pt" style:font-size-asian="14pt" style:font-size-complex="14pt"/>
    </style:style>
    <style:style style:name="P85" style:parent-style-name="Nagłówek2" style:list-style-name="LFO2" style:family="paragraph">
      <style:text-properties fo:font-size="14pt" style:font-size-asian="14pt" style:font-size-complex="14pt"/>
    </style:style>
    <style:style style:name="P86" style:parent-style-name="Nagłówek1" style:list-style-name="LFO2" style:family="paragraph">
      <style:text-properties fo:font-size="18pt" style:font-size-asian="18pt" style:font-size-complex="18pt"/>
    </style:style>
    <style:style style:name="P87" style:parent-style-name="Nagłówek1" style:list-style-name="LFO2" style:family="paragraph">
      <style:text-properties fo:font-size="18pt" style:font-size-asian="18pt" style:font-size-complex="18pt"/>
    </style:style>
    <style:style style:name="P88" style:parent-style-name="Nagłówek1" style:list-style-name="LFO2" style:family="paragraph">
      <style:text-properties fo:font-size="18pt" style:font-size-asian="18pt" style:font-size-complex="18pt"/>
    </style:style>
    <style:style style:name="P89" style:parent-style-name="Nagłówek1" style:list-style-name="LFO2" style:family="paragraph"/>
    <style:style style:name="T90" style:parent-style-name="Domyślnaczcionkaakapitu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Specyfikacja wymagań</text:p>
      <text:p text:style-name="P2">[Nazwa aplikacji]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Imię i nazwisko</text:p>
          </table:table-cell>
          <table:table-cell table:style-name="TableCell14">
            <text:p text:style-name="P15">Podpis</text:p>
          </table:table-cell>
          <table:table-cell table:style-name="TableCell16">
            <text:p text:style-name="P17">Data</text:p>
          </table:table-cell>
        </table:table-row>
        <table:table-row table:style-name="TableRow18">
          <table:table-cell table:style-name="TableCell19">
            <text:p text:style-name="P20">Autor: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</table:table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<text:a xlink:href="#_Toc193443167" office:target-frame-name="_top" xlink:show="replace"><text:span text:style-name="Hiperłącze">1.</text:span><text:tab/><text:span text:style-name="Hiperłącze">Wstęp</text:span><text:tab/>2</text:a></text:p>
          <text:p text:style-name="P51"><text:a xlink:href="#_Toc193443168" office:target-frame-name="_top" xlink:show="replace"><text:span text:style-name="Hiperłącze">2.</text:span><text:tab/><text:span text:style-name="Hiperłącze">Cele specyfikacji</text:span><text:tab/>2</text:a></text:p>
          <text:p text:style-name="P52"><text:a xlink:href="#_Toc193443169" office:target-frame-name="_top" xlink:show="replace"><text:span text:style-name="Hiperłącze">3.</text:span><text:tab/><text:span text:style-name="Hiperłącze">Zakres specyfikacji</text:span><text:tab/>2</text:a></text:p>
          <text:p text:style-name="P53"><text:a xlink:href="#_Toc193443170" office:target-frame-name="_top" xlink:show="replace"><text:span text:style-name="Hiperłącze">4.</text:span><text:tab/><text:span text:style-name="Hiperłącze">Wymagania funkcjonalne</text:span><text:tab/>2</text:a></text:p>
          <text:p text:style-name="P54"><text:a xlink:href="#_Toc193443171" office:target-frame-name="_top" xlink:show="replace"><text:span text:style-name="Hiperłącze">5.</text:span><text:tab/><text:span text:style-name="Hiperłącze">Wymagania niefunkcjonalne</text:span><text:tab/>2</text:a></text:p>
          <text:p text:style-name="P55"><text:a xlink:href="#_Toc193443172" office:target-frame-name="_top" xlink:show="replace"><text:span text:style-name="Hiperłącze">5.1</text:span><text:tab/><text:span text:style-name="Hiperłącze">Interfejsy</text:span><text:tab/>2</text:a></text:p>
          <text:p text:style-name="P56"><text:a xlink:href="#_Toc193443173" office:target-frame-name="_top" xlink:show="replace"><text:span text:style-name="Hiperłącze">5.1.1</text:span><text:tab/><text:span text:style-name="Hiperłącze">Interfejsy użytkownika</text:span><text:tab/>2</text:a></text:p>
          <text:p text:style-name="P57"><text:a xlink:href="#_Toc193443174" office:target-frame-name="_top" xlink:show="replace"><text:span text:style-name="Hiperłącze">5.1.2</text:span><text:tab/><text:span text:style-name="Hiperłącze">Interfejsy sprzętowe</text:span><text:tab/>2</text:a></text:p>
          <text:p text:style-name="P58"><text:a xlink:href="#_Toc193443175" office:target-frame-name="_top" xlink:show="replace"><text:span text:style-name="Hiperłącze">5.1.3</text:span><text:tab/><text:span text:style-name="Hiperłącze">Interfejsy komunikacyjne</text:span><text:tab/>2</text:a></text:p>
          <text:p text:style-name="P59"><text:a xlink:href="#_Toc193443176" office:target-frame-name="_top" xlink:show="replace"><text:span text:style-name="Hiperłącze">5.1.4</text:span><text:tab/><text:span text:style-name="Hiperłącze">Interfejsy programowe</text:span><text:tab/>2</text:a></text:p>
          <text:p text:style-name="P60"><text:a xlink:href="#_Toc193443177" office:target-frame-name="_top" xlink:show="replace"><text:span text:style-name="Hiperłącze">5.2</text:span><text:tab/><text:span text:style-name="Hiperłącze">Warunki serwisowania (suport)</text:span><text:tab/>2</text:a></text:p>
          <text:p text:style-name="P61"><text:a xlink:href="#_Toc193443178" office:target-frame-name="_top" xlink:show="replace"><text:span text:style-name="Hiperłącze">5.3</text:span><text:tab/><text:span text:style-name="Hiperłącze">Ograniczenia architektury systemu</text:span><text:tab/>2</text:a></text:p>
          <text:p text:style-name="P62"><text:a xlink:href="#_Toc193443179" office:target-frame-name="_top" xlink:show="replace"><text:span text:style-name="Hiperłącze">5.4</text:span><text:tab/><text:span text:style-name="Hiperłącze">Dokumentacja użytkownika</text:span><text:tab/>2</text:a></text:p>
          <text:p text:style-name="P63"><text:a xlink:href="#_Toc193443180" office:target-frame-name="_top" xlink:show="replace"><text:span text:style-name="Hiperłącze">5.5</text:span><text:tab/><text:span text:style-name="Hiperłącze">Wymagania licencyjne</text:span><text:tab/>2</text:a></text:p>
          <text:p text:style-name="P64"><text:a xlink:href="#_Toc193443181" office:target-frame-name="_top" xlink:show="replace"><text:span text:style-name="Hiperłącze">5.6</text:span><text:tab/><text:span text:style-name="Hiperłącze">Prawa autorskie i inne zagadnienia prawne</text:span><text:tab/>2</text:a></text:p>
          <text:p text:style-name="P65"><text:a xlink:href="#_Toc193443182" office:target-frame-name="_top" xlink:show="replace"><text:span text:style-name="Hiperłącze">6.</text:span><text:tab/><text:span text:style-name="Hiperłącze">Wymagania dotyczące jakości modelowanego systemu</text:span><text:tab/>2</text:a></text:p>
          <text:p text:style-name="P66"><text:a xlink:href="#_Toc193443183" office:target-frame-name="_top" xlink:show="replace"><text:span text:style-name="Hiperłącze">7.</text:span><text:tab/><text:span text:style-name="Hiperłącze">Baza danych</text:span><text:tab/>2</text:a></text:p>
          <text:p text:style-name="P67"><text:a xlink:href="#_Toc193443184" office:target-frame-name="_top" xlink:show="replace"><text:span text:style-name="Hiperłącze">8.</text:span><text:tab/><text:span text:style-name="Hiperłącze">Stosowane standardy</text:span><text:tab/>2</text:a></text:p>
          <text:p text:style-name="P68"><text:a xlink:href="#_Toc193443185" office:target-frame-name="_top" xlink:show="replace"><text:span text:style-name="Hiperłącze">9.</text:span><text:tab/><text:span text:style-name="Hiperłącze">Opis więzów</text:span><text:tab/>2</text:a></text:p>
        </text:index-body>
      </text:table-of-content>
      <text:p text:style-name="Normalny"/>
      <text:p text:style-name="P69"/>
      <text:list text:style-name="LFO2" text:continue-numbering="true">
        <text:list-item>
          <text:p text:style-name="P70"><text:bookmark-start text:name="_Toc193441635"/><text:bookmark-start text:name="_Toc193443167"/><text:soft-page-break/>Wstęp<text:bookmark-end text:name="_Toc193441635"/><text:bookmark-end text:name="_Toc193443167"/></text:p>
        </text:list-item>
      </text:list>
      <text:list text:style-name="LFO2" text:continue-numbering="true">
        <text:list-item>
          <text:p text:style-name="P71"><text:bookmark-start text:name="_Toc193443168"/>Cele specyfikacji<text:bookmark-end text:name="_Toc193443168"/></text:p>
        </text:list-item>
      </text:list>
      <text:list text:style-name="LFO2" text:continue-numbering="true">
        <text:list-item>
          <text:p text:style-name="P72"><text:bookmark-start text:name="_Toc193443169"/>Zakres specyfikacji<text:bookmark-end text:name="_Toc193443169"/></text:p>
        </text:list-item>
      </text:list>
      <text:list text:style-name="LFO2" text:continue-numbering="true">
        <text:list-item>
          <text:p text:style-name="P73"><text:bookmark-start text:name="_Toc193443170"/>Wymagania funkcjonalne<text:bookmark-end text:name="_Toc193443170"/></text:p>
        </text:list-item>
      </text:list>
      <text:list text:style-name="LFO2" text:continue-numbering="true">
        <text:list-item>
          <text:p text:style-name="P74"><text:bookmark-start text:name="_Toc193443171"/>Wymagania niefunkcjonalne<text:bookmark-end text:name="_Toc193443171"/></text:p>
        </text:list-item>
      </text:list>
      <text:list text:style-name="LFO2" text:continue-numbering="true">
        <text:list-item>
          <text:list>
            <text:list-item>
              <text:p text:style-name="P75"><text:bookmark-start text:name="_Toc193443172"/>Interfejsy<text:bookmark-end text:name="_Toc193443172"/>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76"><text:bookmark-start text:name="_Toc193443173"/><text:span text:style-name="T77">Interfejsy</text:span><text:s/>użytkownika<text:bookmark-end text:name="_Toc193443173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78"><text:bookmark-start text:name="_Toc193443174"/>Interfejsy sprzętowe<text:bookmark-end text:name="_Toc193443174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79"><text:bookmark-start text:name="_Toc193443175"/>Interfejsy komunikacyjne<text:bookmark-end text:name="_Toc193443175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80"><text:bookmark-start text:name="_Toc193443176"/>Interfejsy programowe<text:bookmark-end text:name="_Toc193443176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1"><text:bookmark-start text:name="_Toc193443177"/>Warunki serwisowania (suport)<text:bookmark-end text:name="_Toc193443177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2"><text:bookmark-start text:name="_Toc193443178"/>Ograniczenia architektury systemu<text:bookmark-end text:name="_Toc193443178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3"><text:bookmark-start text:name="_Toc193443179"/>Dokumentacja użytkownika<text:bookmark-end text:name="_Toc193443179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4"><text:bookmark-start text:name="_Toc193443180"/>Wymagania licencyjne<text:bookmark-end text:name="_Toc193443180"/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5"><text:bookmark-start text:name="_Toc193443181"/>Prawa autorskie i inne zagadnienia prawne<text:bookmark-end text:name="_Toc193443181"/></text:p>
            </text:list-item>
          </text:list>
        </text:list-item>
      </text:list>
      <text:list text:style-name="LFO2" text:continue-numbering="true">
        <text:list-item>
          <text:p text:style-name="P86"><text:bookmark-start text:name="_Toc193443182"/>Wymagania dotyczące jakości modelowanego systemu<text:bookmark-end text:name="_Toc193443182"/></text:p>
        </text:list-item>
      </text:list>
      <text:list text:style-name="LFO2" text:continue-numbering="true">
        <text:list-item>
          <text:p text:style-name="P87"><text:bookmark-start text:name="_Toc193443183"/>Baza danych<text:bookmark-end text:name="_Toc193443183"/></text:p>
        </text:list-item>
      </text:list>
      <text:list text:style-name="LFO2" text:continue-numbering="true">
        <text:list-item>
          <text:p text:style-name="P88"><text:bookmark-start text:name="_Toc193443184"/>Stosowane standardy<text:bookmark-end text:name="_Toc193443184"/></text:p>
        </text:list-item>
      </text:list>
      <text:list text:style-name="LFO2" text:continue-numbering="true">
        <text:list-item>
          <text:p text:style-name="P89"><text:bookmark-start text:name="_Toc193443185"/><text:span text:style-name="T90">Opis więzów</text:span><text:bookmark-end text:name="_Toc193443185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46:00Z</meta:creation-date>
    <dc:date>2025-03-21T08:53:00Z</dc:date>
    <meta:template xlink:href="Normal.dotm" xlink:type="simple"/>
    <meta:editing-cycles>1</meta:editing-cycles>
    <meta:editing-duration>PT420S</meta:editing-duration>
    <meta:document-statistic meta:page-count="3" meta:paragraph-count="4" meta:word-count="336" meta:character-count="2351" meta:row-count="16" meta:non-whitespace-character-count="2019"/>
  </office:meta>
</office:document-meta>
</file>